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3331in" svg:height="2.5205in" svg:x="3.935in" svg:y="0.115in">
            <draw:object draw:notify-on-update-of-ranges="Sheet1.A3:Sheet1.A16 Sheet1.B3:Sheet1.B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1323in" svg:height="2.4362in" svg:x="2.6669in" svg:y="3.3469in">
            <draw:object draw:notify-on-update-of-ranges="Sheet1.A22:Sheet1.A35 Sheet1.B22:Sheet1.B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3331in" svg:height="2.5205in" svg:x="2.9374in" svg:y="6.515in">
            <draw:object draw:notify-on-update-of-ranges="Sheet1.A41:Sheet1.A54 Sheet1.B41:Sheet1.B5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5.3331in" svg:height="2.5205in" svg:x="2.6665in" svg:y="9.7047in">
            <draw:object draw:notify-on-update-of-ranges="Sheet1.A60:Sheet1.A73 Sheet1.B60:Sheet1.B7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5.3331in" svg:height="2.5205in" svg:x="2.7098in" svg:y="12.8315in">
            <draw:object draw:notify-on-update-of-ranges="Sheet1.A79:Sheet1.A92 Sheet1.B79:Sheet1.B9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5.3331in" svg:height="2.5205in" svg:x="2.7972in" svg:y="15.8744in">
            <draw:object draw:notify-on-update-of-ranges="Sheet1.A98:Sheet1.A111 Sheet1.B98:Sheet1.B1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5.3331in" svg:height="2.5205in" svg:x="2.6665in" svg:y="18.9071in">
            <draw:object draw:notify-on-update-of-ranges="Sheet1.A117:Sheet1.A130 Sheet1.B117:Sheet1.B13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5.3331in" svg:height="2.5205in" svg:x="2.6665in" svg:y="22.0862in">
            <draw:object draw:notify-on-update-of-ranges="Sheet1.A136:Sheet1.A149 Sheet1.B136:Sheet1.B14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5.3331in" svg:height="2.5205in" svg:x="2.6665in" svg:y="25.2654in">
            <draw:object draw:notify-on-update-of-ranges="Sheet1.A155:Sheet1.A168 Sheet1.B155:Sheet1.B16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5.3331in" svg:height="2.5205in" svg:x="2.6665in" svg:y="28.4445in">
            <draw:object draw:notify-on-update-of-ranges="Sheet1.A174:Sheet1.A187 Sheet1.B174:Sheet1.B18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5.3331in" svg:height="2.5205in" svg:x="2.6665in" svg:y="31.6236in">
            <draw:object draw:notify-on-update-of-ranges="Sheet1.A193:Sheet1.A206 Sheet1.B193:Sheet1.B20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5.3331in" svg:height="2.5205in" svg:x="2.6665in" svg:y="34.8028in">
            <draw:object draw:notify-on-update-of-ranges="Sheet1.A212:Sheet1.A225 Sheet1.B212:Sheet1.B2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svg:width="5.3331in" svg:height="2.5205in" svg:x="2.6665in" svg:y="37.8142in">
            <draw:object draw:notify-on-update-of-ranges="Sheet1.A231:Sheet1.A244 Sheet1.B231:Sheet1.B24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svg:width="5.3331in" svg:height="2.5205in" svg:x="2.6665in" svg:y="40.9933in">
            <draw:object draw:notify-on-update-of-ranges="Sheet1.A250:Sheet1.A263 Sheet1.B250:Sheet1.B263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svg:width="5.3331in" svg:height="2.5205in" svg:x="2.6665in" svg:y="44.5071in">
            <draw:object draw:notify-on-update-of-ranges="Sheet1.A269:Sheet1.A282 Sheet1.B269:Sheet1.B28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svg:width="5.3331in" svg:height="2.5205in" svg:x="2.6665in" svg:y="47.6862in">
            <draw:object draw:notify-on-update-of-ranges="Sheet1.A288:Sheet1.A301 Sheet1.B288:Sheet1.B30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svg:width="5.3331in" svg:height="2.5205in" svg:x="2.6665in" svg:y="50.698in">
            <draw:object draw:notify-on-update-of-ranges="Sheet1.A307:Sheet1.A320 Sheet1.B307:Sheet1.B320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svg:width="5.3331in" svg:height="2.5205in" svg:x="2.6665in" svg:y="54.0445in">
            <draw:object draw:notify-on-update-of-ranges="Sheet1.A326:Sheet1.A339 Sheet1.B326:Sheet1.B339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Learning rate is 0.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float" office:value="0.01">
            <text:p>0.01</text:p>
          </table:table-cell>
          <table:table-cell table:style-name="ce1" office:value-type="float" office:value="24683">
            <text:p>24683</text:p>
          </table:table-cell>
        </table:table-row>
        <table:table-row table:style-name="ro1">
          <table:table-cell table:style-name="ce1" office:value-type="float" office:value="0.02">
            <text:p>0.02</text:p>
          </table:table-cell>
          <table:table-cell table:style-name="ce1" office:value-type="float" office:value="18310">
            <text:p>18310</text:p>
          </table:table-cell>
        </table:table-row>
        <table:table-row table:style-name="ro1">
          <table:table-cell table:style-name="ce1" office:value-type="float" office:value="0.03">
            <text:p>0.03</text:p>
          </table:table-cell>
          <table:table-cell table:style-name="ce1" office:value-type="float" office:value="15931">
            <text:p>15931</text:p>
          </table:table-cell>
        </table:table-row>
        <table:table-row table:style-name="ro1">
          <table:table-cell table:style-name="ce1" office:value-type="float" office:value="0.04">
            <text:p>0.04</text:p>
          </table:table-cell>
          <table:table-cell table:style-name="ce1" office:value-type="float" office:value="14603">
            <text:p>14603</text:p>
          </table:table-cell>
        </table:table-row>
        <table:table-row table:style-name="ro1">
          <table:table-cell table:style-name="ce1" office:value-type="float" office:value="0.05">
            <text:p>0.05</text:p>
          </table:table-cell>
          <table:table-cell table:style-name="ce1" office:value-type="float" office:value="13746">
            <text:p>13746</text:p>
          </table:table-cell>
        </table:table-row>
        <table:table-row table:style-name="ro1">
          <table:table-cell table:style-name="ce1" office:value-type="float" office:value="0.06">
            <text:p>0.06</text:p>
          </table:table-cell>
          <table:table-cell table:style-name="ce1" office:value-type="float" office:value="13161">
            <text:p>13161</text:p>
          </table:table-cell>
        </table:table-row>
        <table:table-row table:style-name="ro1">
          <table:table-cell table:style-name="ce1" office:value-type="float" office:value="0.07">
            <text:p>0.07</text:p>
          </table:table-cell>
          <table:table-cell table:style-name="ce1" office:value-type="float" office:value="12707">
            <text:p>12707</text:p>
          </table:table-cell>
        </table:table-row>
        <table:table-row table:style-name="ro1">
          <table:table-cell table:style-name="ce1" office:value-type="float" office:value="0.08">
            <text:p>0.08</text:p>
          </table:table-cell>
          <table:table-cell table:style-name="ce1" office:value-type="float" office:value="12280">
            <text:p>12280</text:p>
          </table:table-cell>
        </table:table-row>
        <table:table-row table:style-name="ro1">
          <table:table-cell table:style-name="ce1" office:value-type="float" office:value="0.09">
            <text:p>0.09</text:p>
          </table:table-cell>
          <table:table-cell table:style-name="ce1" office:value-type="float" office:value="11966">
            <text:p>11966</text:p>
          </table:table-cell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office:value-type="float" office:value="11751">
            <text:p>11751</text:p>
          </table:table-cell>
        </table:table-row>
        <table:table-row table:style-name="ro1">
          <table:table-cell table:style-name="ce1" office:value-type="float" office:value="0.11">
            <text:p>0.11</text:p>
          </table:table-cell>
          <table:table-cell table:style-name="ce1" office:value-type="float" office:value="11467">
            <text:p>11467</text:p>
          </table:table-cell>
        </table:table-row>
        <table:table-row table:style-name="ro1">
          <table:table-cell table:style-name="ce1" office:value-type="float" office:value="0.12">
            <text:p>0.12</text:p>
          </table:table-cell>
          <table:table-cell table:style-name="ce1" office:value-type="float" office:value="11261">
            <text:p>11261</text:p>
          </table:table-cell>
        </table:table-row>
        <table:table-row table:style-name="ro1">
          <table:table-cell table:style-name="ce1" office:value-type="float" office:value="0.13">
            <text:p>0.13</text:p>
          </table:table-cell>
          <table:table-cell table:style-name="ce1" office:value-type="float" office:value="11161">
            <text:p>11161</text:p>
          </table:table-cell>
        </table:table-row>
        <table:table-row table:style-name="ro1">
          <table:table-cell table:style-name="ce1" office:value-type="float" office:value="0.14">
            <text:p>0.14</text:p>
          </table:table-cell>
          <table:table-cell table:style-name="ce1" office:value-type="float" office:value="10998">
            <text:p>1099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1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6306">
            <text:p>16306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2055">
            <text:p>12055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0459">
            <text:p>10459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9586">
            <text:p>9586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9035">
            <text:p>9035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8608">
            <text:p>8608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8296">
            <text:p>8296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8045">
            <text:p>8045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7882">
            <text:p>7882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7699">
            <text:p>7699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7507">
            <text:p>7507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7370">
            <text:p>7370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7297">
            <text:p>7297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7202">
            <text:p>720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12165">
            <text:p>1216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8981">
            <text:p>8981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7796">
            <text:p>779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7132">
            <text:p>713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6708">
            <text:p>6708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6403">
            <text:p>6403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6170">
            <text:p>6170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6008">
            <text:p>6008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5828">
            <text:p>5828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5697">
            <text:p>5697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5438">
            <text:p>5438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5350">
            <text:p>535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9705">
            <text:p>9705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7160">
            <text:p>7160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6206">
            <text:p>620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5695">
            <text:p>5695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5347">
            <text:p>534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5105">
            <text:p>5105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4943">
            <text:p>4943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4771">
            <text:p>4771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4648">
            <text:p>4648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4543">
            <text:p>4543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4452">
            <text:p>4452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4372">
            <text:p>4372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4300">
            <text:p>4300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4234">
            <text:p>423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8078">
            <text:p>8078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5959">
            <text:p>5959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5167">
            <text:p>5167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4735">
            <text:p>4735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4455">
            <text:p>4455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4254">
            <text:p>4254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4117">
            <text:p>4117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4001">
            <text:p>4001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3902">
            <text:p>3902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3814">
            <text:p>3814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3741">
            <text:p>3741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3682">
            <text:p>3682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3619">
            <text:p>3619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3533">
            <text:p>353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3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6929">
            <text:p>6929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4434">
            <text:p>4434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4073">
            <text:p>4073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839">
            <text:p>3839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3654">
            <text:p>3654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3539">
            <text:p>3539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3419">
            <text:p>3419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3332">
            <text:p>3332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3259">
            <text:p>3259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3195">
            <text:p>3195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3138">
            <text:p>3138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3076">
            <text:p>307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4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6041">
            <text:p>604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4481">
            <text:p>4481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3568">
            <text:p>356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360">
            <text:p>3360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3211">
            <text:p>3211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3097">
            <text:p>3097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3026">
            <text:p>3026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951">
            <text:p>2951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867">
            <text:p>2867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811">
            <text:p>2811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2707">
            <text:p>270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4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5377">
            <text:p>5377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3994">
            <text:p>3994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3475">
            <text:p>3475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3186">
            <text:p>3186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011">
            <text:p>3011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2870">
            <text:p>2870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2783">
            <text:p>2783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2690">
            <text:p>2690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642">
            <text:p>2642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499">
            <text:p>2499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435">
            <text:p>2435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2399">
            <text:p>239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3605">
            <text:p>3605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3143">
            <text:p>3143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2883">
            <text:p>2883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2611">
            <text:p>2611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379">
            <text:p>237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2181">
            <text:p>218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5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4441">
            <text:p>444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3293">
            <text:p>329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2872">
            <text:p>2872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2637">
            <text:p>263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498">
            <text:p>2498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2301">
            <text:p>2301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2251">
            <text:p>2251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2119">
            <text:p>2119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063">
            <text:p>206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2003">
            <text:p>200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3032">
            <text:p>303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2643">
            <text:p>2643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2433">
            <text:p>2433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2201">
            <text:p>2201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979">
            <text:p>1979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943">
            <text:p>1943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857">
            <text:p>185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3780">
            <text:p>3780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810">
            <text:p>2810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2458">
            <text:p>2458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2267">
            <text:p>226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2059">
            <text:p>2059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755">
            <text:p>175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3502">
            <text:p>350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624">
            <text:p>2624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2294">
            <text:p>2294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857">
            <text:p>1857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747">
            <text:p>1747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649">
            <text:p>1649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7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3296">
            <text:p>3296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2154">
            <text:p>2154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889">
            <text:p>1889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665">
            <text:p>16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605">
            <text:p>1605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597">
            <text:p>1597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538">
            <text:p>153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3101">
            <text:p>310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319">
            <text:p>2319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878">
            <text:p>187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716">
            <text:p>1716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655">
            <text:p>1655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611">
            <text:p>1611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521">
            <text:p>1521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514">
            <text:p>1514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458">
            <text:p>145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8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2928">
            <text:p>2928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193">
            <text:p>219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687">
            <text:p>1687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622">
            <text:p>1622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531">
            <text:p>1531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406">
            <text:p>140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693">
            <text:p>1693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611">
            <text:p>1611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544">
            <text:p>1544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403">
            <text:p>1403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374">
            <text:p>1374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358">
            <text:p>1358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342">
            <text:p>1342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Learning rate is 0.9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2636">
            <text:p>2636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1746">
            <text:p>174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1619">
            <text:p>1619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534">
            <text:p>1534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367">
            <text:p>1367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343">
            <text:p>1343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321">
            <text:p>1321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283">
            <text:p>128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shek </meta:initial-creator>
    <meta:creation-date>2014-02-04T21:39:30</meta:creation-date>
    <dc:date>2014-02-04T21:49:11</dc:date>
    <dc:creator>Abhishek </dc:creator>
    <meta:editing-duration>P0D</meta:editing-duration>
    <meta:editing-cycles>1</meta:editing-cycles>
    <meta:document-statistic meta:table-count="3" meta:cell-count="522" meta:object-count="18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3:Sheet1.B16" chart:data-source-has-labels="column" svg:x="1.281cm" svg:y="1.427cm" svg:width="9.463cm" svg:height="3.867cm">
          <chartooo:coordinate-region svg:x="2.458cm" svg:y="1.626cm" svg:width="7.954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3:Sheet1.A16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3:Sheet1.B16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3:Sheet1.A16</svg:desc>
                </draw:g>
              </table:table-cell>
              <table:table-cell office:value-type="float" office:value="24683">
                <text:p>24683</text:p>
                <draw:g>
                  <svg:desc>Sheet1.B3:Sheet1.B16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18310">
                <text:p>18310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15931">
                <text:p>1593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14603">
                <text:p>14603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3746">
                <text:p>13746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13161">
                <text:p>13161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12707">
                <text:p>12707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12280">
                <text:p>12280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11966">
                <text:p>1196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1751">
                <text:p>11751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1467">
                <text:p>11467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1261">
                <text:p>11261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1161">
                <text:p>11161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0998">
                <text:p>10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174:Sheet1.B187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174:Sheet1.A187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174:Sheet1.B187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174:Sheet1.A187</svg:desc>
                </draw:g>
              </table:table-cell>
              <table:table-cell office:value-type="float" office:value="4441">
                <text:p>4441</text:p>
                <draw:g>
                  <svg:desc>Sheet1.B174:Sheet1.B187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2498">
                <text:p>2498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2003">
                <text:p>200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193:Sheet1.B206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193:Sheet1.A206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193:Sheet1.B206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193:Sheet1.A206</svg:desc>
                </draw:g>
              </table:table-cell>
              <table:table-cell office:value-type="float" office:value="4061">
                <text:p>4061</text:p>
                <draw:g>
                  <svg:desc>Sheet1.B193:Sheet1.B206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2643">
                <text:p>2643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883">
                <text:p>1883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857">
                <text:p>18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212:Sheet1.B225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212:Sheet1.A225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212:Sheet1.B225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212:Sheet1.A225</svg:desc>
                </draw:g>
              </table:table-cell>
              <table:table-cell office:value-type="float" office:value="3780">
                <text:p>3780</text:p>
                <draw:g>
                  <svg:desc>Sheet1.B212:Sheet1.B225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2267">
                <text:p>2267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1898">
                <text:p>189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755">
                <text:p>175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231:Sheet1.B244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231:Sheet1.A244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231:Sheet1.B244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231:Sheet1.A244</svg:desc>
                </draw:g>
              </table:table-cell>
              <table:table-cell office:value-type="float" office:value="3502">
                <text:p>3502</text:p>
                <draw:g>
                  <svg:desc>Sheet1.B231:Sheet1.B244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649">
                <text:p>164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250:Sheet1.B263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250:Sheet1.A263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250:Sheet1.B263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250:Sheet1.A263</svg:desc>
                </draw:g>
              </table:table-cell>
              <table:table-cell office:value-type="float" office:value="3296">
                <text:p>3296</text:p>
                <draw:g>
                  <svg:desc>Sheet1.B250:Sheet1.B263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538">
                <text:p>153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269:Sheet1.B282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269:Sheet1.A282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269:Sheet1.B282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269:Sheet1.A282</svg:desc>
                </draw:g>
              </table:table-cell>
              <table:table-cell office:value-type="float" office:value="3101">
                <text:p>3101</text:p>
                <draw:g>
                  <svg:desc>Sheet1.B269:Sheet1.B282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458">
                <text:p>145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288:Sheet1.B301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288:Sheet1.A301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288:Sheet1.B30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288:Sheet1.A301</svg:desc>
                </draw:g>
              </table:table-cell>
              <table:table-cell office:value-type="float" office:value="2928">
                <text:p>2928</text:p>
                <draw:g>
                  <svg:desc>Sheet1.B288:Sheet1.B301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406">
                <text:p>140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307:Sheet1.B320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307:Sheet1.A320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307:Sheet1.B320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307:Sheet1.A320</svg:desc>
                </draw:g>
              </table:table-cell>
              <table:table-cell office:value-type="float" office:value="2774">
                <text:p>2774</text:p>
                <draw:g>
                  <svg:desc>Sheet1.B307:Sheet1.B320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342">
                <text:p>134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326:Sheet1.B339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326:Sheet1.A339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326:Sheet1.B339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326:Sheet1.A339</svg:desc>
                </draw:g>
              </table:table-cell>
              <table:table-cell office:value-type="float" office:value="2636">
                <text:p>2636</text:p>
                <draw:g>
                  <svg:desc>Sheet1.B326:Sheet1.B339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283">
                <text:p>128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17cm" svg:height="6.189cm" xlink:href=".." xlink:type="simple" chart:class="chart:line" chart:style-name="ch1">
        <chart:title svg:x="6.527cm" svg:y="0.259cm" chart:style-name="ch2">
          <text:p>Error vs No of iterations </text:p>
        </chart:title>
        <chart:legend chart:legend-position="end" svg:x="15.854cm" svg:y="2.795cm" style:legend-expansion="high" chart:style-name="ch3"/>
        <chart:plot-area chart:style-name="ch4" table:cell-range-address="Sheet1.A22:Sheet1.B35" chart:data-source-has-labels="column" svg:x="1.373cm" svg:y="1.407cm" svg:width="13.757cm" svg:height="3.678cm">
          <chartooo:coordinate-region svg:x="2.55cm" svg:y="1.606cm" svg:width="12.248cm" svg:height="2.832cm"/>
          <chart:axis chart:dimension="x" chart:name="primary-x" chart:style-name="ch5" chartooo:axis-type="auto">
            <chartooo:date-scale/>
            <chart:title svg:x="7.837cm" svg:y="5.208cm" chart:style-name="ch6">
              <text:p>Error</text:p>
            </chart:title>
            <chart:categories table:cell-range-address="Sheet1.A22:Sheet1.A35"/>
          </chart:axis>
          <chart:axis chart:dimension="y" chart:name="primary-y" chart:style-name="ch5">
            <chart:title svg:x="0.451cm" svg:y="4.388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22:Sheet1.B35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22:Sheet1.A35</svg:desc>
                </draw:g>
              </table:table-cell>
              <table:table-cell office:value-type="float" office:value="16306">
                <text:p>16306</text:p>
                <draw:g>
                  <svg:desc>Sheet1.B22:Sheet1.B35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12055">
                <text:p>12055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10459">
                <text:p>10459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9586">
                <text:p>9586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8296">
                <text:p>8296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8045">
                <text:p>8045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7882">
                <text:p>7882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7699">
                <text:p>7699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7507">
                <text:p>7507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7202">
                <text:p>7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41:Sheet1.B54" chart:data-source-has-labels="column" svg:x="1.281cm" svg:y="1.427cm" svg:width="9.463cm" svg:height="3.867cm">
          <chartooo:coordinate-region svg:x="2.458cm" svg:y="1.626cm" svg:width="7.954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41:Sheet1.A54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41:Sheet1.B54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41:Sheet1.A54</svg:desc>
                </draw:g>
              </table:table-cell>
              <table:table-cell office:value-type="float" office:value="12165">
                <text:p>12165</text:p>
                <draw:g>
                  <svg:desc>Sheet1.B41:Sheet1.B54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8981">
                <text:p>8981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7132">
                <text:p>7132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6403">
                <text:p>6403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6008">
                <text:p>6008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5697">
                <text:p>5697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5624">
                <text:p>5624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5350">
                <text:p>53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60:Sheet1.B73" chart:data-source-has-labels="column" svg:x="1.281cm" svg:y="1.427cm" svg:width="9.463cm" svg:height="3.867cm">
          <chartooo:coordinate-region svg:x="2.458cm" svg:y="1.626cm" svg:width="7.954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60:Sheet1.A73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60:Sheet1.B73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60:Sheet1.A73</svg:desc>
                </draw:g>
              </table:table-cell>
              <table:table-cell office:value-type="float" office:value="9705">
                <text:p>9705</text:p>
                <draw:g>
                  <svg:desc>Sheet1.B60:Sheet1.B73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5695">
                <text:p>5695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5347">
                <text:p>5347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5105">
                <text:p>5105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4648">
                <text:p>464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4234">
                <text:p>42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79:Sheet1.B92" chart:data-source-has-labels="column" svg:x="1.281cm" svg:y="1.427cm" svg:width="9.463cm" svg:height="3.867cm">
          <chartooo:coordinate-region svg:x="2.458cm" svg:y="1.626cm" svg:width="7.954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79:Sheet1.A92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79:Sheet1.B92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79:Sheet1.A92</svg:desc>
                </draw:g>
              </table:table-cell>
              <table:table-cell office:value-type="float" office:value="8078">
                <text:p>8078</text:p>
                <draw:g>
                  <svg:desc>Sheet1.B79:Sheet1.B92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4455">
                <text:p>4455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4254">
                <text:p>4254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4001">
                <text:p>4001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3533">
                <text:p>3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98:Sheet1.B111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98:Sheet1.A111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98:Sheet1.B111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98:Sheet1.A111</svg:desc>
                </draw:g>
              </table:table-cell>
              <table:table-cell office:value-type="float" office:value="6929">
                <text:p>6929</text:p>
                <draw:g>
                  <svg:desc>Sheet1.B98:Sheet1.B111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4073">
                <text:p>4073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3839">
                <text:p>3839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3654">
                <text:p>3654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3076">
                <text:p>30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117:Sheet1.B130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117:Sheet1.A130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117:Sheet1.B130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117:Sheet1.A130</svg:desc>
                </draw:g>
              </table:table-cell>
              <table:table-cell office:value-type="float" office:value="6041">
                <text:p>6041</text:p>
                <draw:g>
                  <svg:desc>Sheet1.B117:Sheet1.B130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2811">
                <text:p>281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2707">
                <text:p>27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136:Sheet1.B149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136:Sheet1.A149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136:Sheet1.B149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136:Sheet1.A149</svg:desc>
                </draw:g>
              </table:table-cell>
              <table:table-cell office:value-type="float" office:value="5377">
                <text:p>5377</text:p>
                <draw:g>
                  <svg:desc>Sheet1.B136:Sheet1.B149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2642">
                <text:p>2642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2435">
                <text:p>2435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2399">
                <text:p>23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7cm" svg:height="6.403cm" xlink:href=".." xlink:type="simple" chart:class="chart:line" chart:style-name="ch1">
        <chart:title svg:x="4.242cm" svg:y="0.264cm" chart:style-name="ch2">
          <text:p>Error vs No of iterations </text:p>
        </chart:title>
        <chart:legend chart:legend-position="end" svg:x="11.284cm" svg:y="2.902cm" style:legend-expansion="high" chart:style-name="ch3"/>
        <chart:plot-area chart:style-name="ch4" table:cell-range-address="Sheet1.A155:Sheet1.B168" chart:data-source-has-labels="column" svg:x="1.281cm" svg:y="1.427cm" svg:width="9.463cm" svg:height="3.867cm">
          <chartooo:coordinate-region svg:x="2.273cm" svg:y="1.626cm" svg:width="8.139cm" svg:height="2.623cm"/>
          <chart:axis chart:dimension="x" chart:name="primary-x" chart:style-name="ch5" chartooo:axis-type="auto">
            <chartooo:date-scale/>
            <chart:title svg:x="5.598cm" svg:y="5.422cm" chart:style-name="ch6">
              <text:p>Error</text:p>
            </chart:title>
            <chart:categories table:cell-range-address="Sheet1.A155:Sheet1.A168"/>
          </chart:axis>
          <chart:axis chart:dimension="y" chart:name="primary-y" chart:style-name="ch5">
            <chart:title svg:x="0.451cm" svg:y="4.502cm" chart:style-name="ch7">
              <text:p>No of iterations</text:p>
            </chart:title>
            <chart:grid chart:style-name="ch8" chart:class="major"/>
          </chart:axis>
          <chart:series chart:style-name="ch9" chart:values-cell-range-address="Sheet1.B155:Sheet1.B168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155:Sheet1.A168</svg:desc>
                </draw:g>
              </table:table-cell>
              <table:table-cell office:value-type="float" office:value="4848">
                <text:p>4848</text:p>
                <draw:g>
                  <svg:desc>Sheet1.B155:Sheet1.B168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2883">
                <text:p>2883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2181">
                <text:p>218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